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* Load the HTTP library */</text:span></text:p>
      <text:p text:style-name="P1"><text:span text:style-name="T1">var http = require("http");</text:span></text:p>
      <text:p text:style-name="P1"><text:span text:style-name="T1"/></text:p>
      <text:p text:style-name="P1"><text:span text:style-name="T1">/* Create an HTTP server to handle responses */</text:span></text:p>
      <text:p text:style-name="P1"><text:span text:style-name="T1">http.createServer(function(request, response) {</text:span></text:p>
      <text:p text:style-name="P1"><text:span text:style-name="T1"><text:s text:c="2"/>response.writeHead(200, {"Content-Type": "text/plain"});</text:span></text:p>
      <text:p text:style-name="P1"><text:span text:style-name="T1"><text:s text:c="2"/>response.write("Hello World");</text:span></text:p>
      <text:p text:style-name="P1"><text:span text:style-name="T1"><text:s text:c="2"/>response.end();</text:span></text:p>
      <text:p text:style-name="P1"><text:span text:style-name="T1">}).listen(8888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